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085cm" svg:height="5.939cm" svg:x="4.028cm" svg:y="1.472cm">
          <draw:text-box>
            <text:p text:style-name="P1">/<text:line-break/> <text:s text:c="2"/>etc</text:p>
            <text:p text:style-name="P1"><text:s text:c="6"/>hosts</text:p>
            <text:p text:style-name="P1"><text:s text:c="6"/>mot</text:p>
            <text:p text:style-name="P1"><text:s text:c="6"/>...</text:p>
            <text:p text:style-name="P1"><text:s text:c="3"/>usr</text:p>
            <text:p text:style-name="P1"><text:s text:c="6"/>...</text:p>
            <text:p text:style-name="P1"><text:s text:c="3"/>...</text:p>
          </draw:text-box>
        </draw:frame>
        <draw:frame draw:style-name="gr1" draw:layer="layout" svg:width="12.258cm" svg:height="6.65cm" svg:x="14.061cm" svg:y="1.415cm">
          <draw:text-box>
            <text:p text:style-name="P1">&lt;directory filePath=”/” size=”4096”&gt;</text:p>
            <text:p text:style-name="P1"><text:s text:c="3"/>&lt;directory fileName=”/etc” ...&gt;</text:p>
            <text:p text:style-name="P1"><text:s text:c="6"/>&lt;file filePath=”/etc/hosts” size=”365”/&gt;</text:p>
            <text:p text:style-name="P1"><text:s text:c="6"/>&lt;file filePath=”/etc/motd” size=”98”/&gt;</text:p>
            <text:p text:style-name="P1"><text:s text:c="6"/>...</text:p>
            <text:p text:style-name="P1"><text:s text:c="3"/>&lt;/directory&gt;</text:p>
            <text:p text:style-name="P1"><text:s text:c="3"/>...</text:p>
            <text:p text:style-name="P1">&lt;/directory&gt;</text:p>
            <text:p text:style-name="P1"><text:s text:c="20"/></text:p>
          </draw:text-box>
        </draw:frame>
        <draw:custom-shape draw:style-name="gr2" draw:text-style-name="P2" draw:layer="layout" svg:width="4.797cm" svg:height="1.25cm" svg:x="8.501cm" svg:y="3.946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esper K. Pedersen</meta:initial-creator>
    <meta:creation-date>2008-08-27T19:38:42</meta:creation-date>
    <dc:creator>Jesper K. Pedersen</dc:creator>
    <dc:date>2008-08-27T19:59:39</dc:date>
    <meta:editing-cycles>2</meta:editing-cycles>
    <meta:editing-duration>PT20M58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